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Práctica 4: </text:span><text:span text:style-name="T1"><text:line-break/></text:span><text:span text:style-name="T1">Enrutamiento IP. </text:span><text:span text:style-name="T1"><text:line-break/></text:span><text:span text:style-name="T1">ARP, UPD y TCP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08T04:59:54.218710974</dc:date>
    <meta:editing-duration>P7DT21H10M59S</meta:editing-duration>
    <meta:editing-cycles>501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